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text-align="start" style:justify-single-word="fals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agraph-properties style:writing-mode="lr-tb"/>
    </style:style>
    <style:style style:name="P1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Introduction</text:h>
      <text:h text:style-name="Heading_20_2" text:outline-level="2">Intended Use</text:h>
      <text:p text:style-name="Standard">Although this protocol isn't mandatory, it's a very good idea to provide it. <text:s/>High-function nodes such as PC programs are likely to use it to customize their operation. Programmers are more likely to use this protocol rather than write special error-handling code for each of the many different protocols. Use of this protocol also avoids “intentional errors”, which might confuse or annoy users.</text:p>
      <text:h text:style-name="Heading_20_2" text:outline-level="2">Reference and Context</text:h>
      <text:p text:style-name="Standard">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h text:style-name="Heading_20_2" text:outline-level="2"><text:soft-page-break/>Messages</text:h>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h text:style-name="Heading_20_2" text:outline-level="2">Interactions</text:h>
      <text:p text:style-name="Standard">Othe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p>
      <text:p text:style-name="Standard">A node supporting this protocol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h text:style-name="Heading_20_2" text:outline-level="2">Protocol Identification Values</text:h>
      <text:p text:style-name="Standard">The length of the field is constrained by the CAN frame length. </text:p>
      <text:p text:style-name="Standard">OpenLCB is big-endian, so these have been assigned from the MSB of the 1<text:span text:style-name="T4">st</text:span> byte.</text:p>
      <text:p text:style-name="Standard">The MSB for Protocol Identification Protocol is always 1, because it has to be present for the reply to be generated.</text:p>
      <text:p text:style-name="P8">0x00 00 00 00 00 08 through 0x00 00 00 00 00 01 are reserved for control of future expansion. They'll eventually be needed when there are more 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8">In general, nodes using this protocol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in any one of several ways.</text:p>
      <text:p text:style-name="P8">We define the bits here, rather than in the individual protocol definitions, to reduce the risk of duplicate assignments. Duplicate assignments would be obvious here, but not so much when spread across separate documents.</text:p>
      <text:h text:style-name="Heading_20_1" text:outline-level="1">Extensions and Alternatives</text:h>
      <text:p text:style-name="Standard">This protocol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9"><text:s/>1 Introduction<text:tab/>1</text:p>
          <text:p text:style-name="P9"><text:s/>2 Annotations to the Standard<text:tab/>1</text:p>
          <text:p text:style-name="P10"><text:s/>2.1 Introduction<text:tab/>1</text:p>
          <text:p text:style-name="P10"><text:s/>2.2 Intended Use<text:tab/>1</text:p>
          <text:p text:style-name="P10"><text:s/>2.3 Reference and Context<text:tab/>1</text:p>
          <text:p text:style-name="P10"><text:s/>2.4 Messages<text:tab/>2</text:p>
          <text:p text:style-name="P10"><text:s/>2.5 Interactions<text:tab/>2</text:p>
          <text:p text:style-name="P10"><text:s/>2.6 Protocol Identification Values<text:tab/>2</text:p>
          <text:p text:style-name="P9"><text:s/>3 Extensions and Alternatives<text:tab/>2</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Protocol Identification Protocol Technical Note</text:p>
      </style:header>
      <style:footer>
        <text:p text:style-name="MP4"><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75" text:date-value="2012-07-22T20:57:25.99">Jul 22,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Protocol Identific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22T20:57:25.99">Jul 2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75" text:date-value="2012-07-22T20:57:25.99">Jul 22,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92</meta:editing-cycles>
    <meta:editing-duration>PT13H28M51S</meta:editing-duration>
    <meta:generator>OpenOffice.org/3.3$Unix OpenOffice.org_project/330m20$Build-9567</meta:generator>
    <dc:date>2012-07-22T20:57:26</dc:date>
    <dc:creator>Bob Jacobsen</dc:creator>
    <meta:keyword>OpenLCB Protocol Identification</meta:keyword>
    <meta:document-statistic meta:table-count="1" meta:image-count="1" meta:object-count="0" meta:page-count="3" meta:paragraph-count="43" meta:word-count="901" meta:character-count="5476"/>
    <meta:user-defined meta:name="Info 1"/>
    <meta:user-defined meta:name="Info 2"/>
    <meta:user-defined meta:name="Info 3"/>
    <meta:user-defined meta:name="Info 4"/>
  </office:meta>
</office:document-meta>
</file>